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70mm" table:align="margins"/>
    </style:style>
    <style:style style:name="Table2.A" style:family="table-column">
      <style:table-column-properties style:column-width="64.17mm" style:rel-column-width="24737*"/>
    </style:style>
    <style:style style:name="Table2.B" style:family="table-column">
      <style:table-column-properties style:column-width="105.83mm" style:rel-column-width="40798*"/>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P1" style:family="paragraph" style:parent-style-name="Text_20_body">
      <style:text-properties style:font-name="Times New Roman1"/>
    </style:style>
    <style:style style:name="P2" style:family="paragraph" style:parent-style-name="Table_20_Contents">
      <style:text-properties fo:font-size="11pt"/>
    </style:style>
    <style:style style:name="P3" style:family="paragraph" style:parent-style-name="Table_20_Contents">
      <style:text-properties style:font-name="Times New Roman1" fo:font-size="11pt"/>
    </style:style>
    <style:style style:name="P4" style:family="paragraph" style:parent-style-name="Darktable_20_text">
      <style:text-properties style:font-name="Times New Roman1"/>
    </style:style>
    <style:style style:name="P5" style:family="paragraph" style:parent-style-name="Darktable_20_text">
      <style:text-properties fo:font-size="11pt"/>
    </style:style>
    <style:style style:name="P6" style:family="paragraph" style:parent-style-name="Darktable_20_heading_20_4">
      <style:text-properties fo:font-size="11pt"/>
    </style:style>
    <style:style style:name="P7" style:family="paragraph" style:parent-style-name="Standard">
      <style:text-properties fo:font-size="11pt"/>
    </style:style>
    <style:style style:name="P8" style:family="paragraph" style:parent-style-name="Darktable_20_text" style:list-style-name="L1"/>
    <style:style style:name="P9" style:family="paragraph" style:parent-style-name="Darktable_20_text">
      <style:text-properties fo:font-size="11pt"/>
    </style:style>
    <style:style style:name="P10" style:family="paragraph" style:parent-style-name="Table_20_Contents">
      <style:text-properties fo:font-size="11pt"/>
    </style:style>
    <style:style style:name="T1" style:family="text">
      <style:text-properties fo:font-style="italic"/>
    </style:style>
    <style:style style:name="T2" style:family="text">
      <style:text-properties style:font-name="Times New Roman1"/>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fo:font-style="italic" fo:font-weight="bold"/>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8"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Improve composition</text:h>
      <text:p text:style-name="Darktable_20_text">Composition is a key element for a good shot. The reason why composition is so important lays in the fact what a camera sees is different from what we see. When we look at a scene we selectively see only the important element in it, while we almost ignore everything else. Instead the sensor of the camera records exactly what it sees, still in a very different way as we do: the camera records only a small part of the scene, reduces it to only two dimensions, frames it and freezes it. Plus it records colors in a different way as we are capable of perceive them and with more difficult balance. The camera records all the details that our brain tend to discard making it more difficult to highlight the point of interest that the photographer wants to show. Likely, still it is possible to produce great photos!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our photos during RAW development.</text:p>
      <text:p text:style-name="Darktable_20_heading_20_3">Photographic composition</text:p>
      <text:p text:style-name="Darktable_20_text">Good pictures are seldom created by chance. The way the elements of a scene are arranged catches the viewer's attention, catches the eye, makes a clear statement or tells a story; all qualities of a good composition.</text:p>
      <text:p text:style-name="Darktable_20_text">There are three important guidelines to keep in mind when composing a photograph. <text:span text:style-name="Darktable_20_emphasis"><text:span text:style-name="T4">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ext:span text:style-name="T4">Theme: </text:span></text:span>What is the universal message of this photograph? What does it imply? What does it say? What kind of statement is the photographer making? Is it about love, or childhood, or parents, or growing old? Is it about the beauty in nature, or the ugliness of poverty? Is about the tremendous power of the weather or the gentleness of a lamb? What makes this photo worth taking? Why do you want to take this image? We covered theme in a previous article but it is important to mention it again. Theme is what makes a photograph different from a snapshot. Theme is what makes a timeless image. It is what moves and inspires the viewer to look at the photograph again and again. Theme is what makes a person want to hang a photograph on the wall, not bury it in a shoe-box. </text:p>
      <text:p text:style-name="Darktable_20_text"><text:span text:style-name="Darktable_20_emphasis"><text:span text:style-name="T4">Emphasis:</text:span></text:span> What is the subject? Where is the subject? Where should the viewer look? What is important? There are many techniques used to show emphasis. The photographer can show emphasis through framing choice, whether he uses a vertical or horizontal format. Or he might show emphasis by the placement of the subject, governed by the rule of thirds. Or he might use selective focus to simplify the background. Or by drawing the viewers attention to a certain spot within the frame using perspective. </text:p>
      <text:p text:style-name="Darktable_20_text"><text:span text:style-name="T4">Simplify:</text:span> The photographer works to simplify the composition by assuring that nothing in the viewfinder competes or distracts from the subject. He looks to see that nothing in the photograph weakens the theme. <text:soft-page-break/>Everything visible in the photograph helps to support the theme and the background does not distract from the subject but adds to the composition. He simplifies the composition. </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2"><draw:frame draw:style-name="fr8" draw:name="graphics52" text:anchor-type="char" svg:width="6.77mm" svg:height="6.77mm" draw:z-index="0"><draw:image xlink:href="Pictures/100002010000008000000080D45F7F9D.png" xlink:type="simple" xlink:show="embed" xlink:actuate="onLoad"/></draw:frame> </text:p>
          </table:table-cell>
          <table:table-cell table:style-name="Table25.B1" office:value-type="string">
            <text:p text:style-name="P2">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1">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ext:p text:style-name="P1"/>
      <table:table table:name="Table1" table:style-name="Table1">
        <table:table-column table:style-name="Table1.A"/>
        <table:table-column table:style-name="Table1.B"/>
        <table:table-row>
          <table:table-cell table:style-name="Table1.A1" office:value-type="string">
            <text:p text:style-name="P2"><draw:frame draw:style-name="fr8" draw:name="graphics1" text:anchor-type="char" svg:width="6.77mm" svg:height="6.77mm" draw:z-index="1"><draw:image xlink:href="Pictures/100002010000008000000080D45F7F9D.png" xlink:type="simple" xlink:show="embed" xlink:actuate="onLoad"/></draw:frame> </text:p>
          </table:table-cell>
          <table:table-cell table:style-name="Table1.B1" office:value-type="string">
            <text:p text:style-name="P3">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ext:span text:style-name="T1">they are </text:span>looking at, which <text:span text:style-name="T1">should </text:span>be the center of interest.</text:p>
          </table:table-cell>
        </table:table-row>
      </table:table>
      <text:p text:style-name="Darktable_20_heading_20_4">Subject placemen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0">Figure 1</text:sequence-ref> shows the good locations for the point of interest as recommended by the rule of thirds.</text:p>
      <text:p text:style-name="Darktable_20_text"><draw:frame draw:style-name="fr1" draw:name="Frame1" text:anchor-type="paragraph" svg:y="-0.11mm" svg:width="106.77mm" draw:z-index="2"><draw:text-box fo:min-height="83.5mm"><text:p text:style-name="Darktable_20_caption"><draw:frame draw:style-name="fr13" draw:name="graphics2" text:anchor-type="paragraph" svg:y="0.02mm" svg:width="105.69mm" style:rel-width="99%" svg:height="79.39mm" style:rel-height="91%" draw:z-index="17"><draw:image xlink:href="../images/ruleofthirds.png" xlink:type="simple" xlink:show="embed" xlink:actuate="onLoad"/></draw:frame>Figure <text:sequence text:ref-name="refFigure0" text:name="Figure" text:formula="ooow:Figure+1" style:num-format="1">1</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3"> where the intersecting lines are drawn at a different ratio than 1/3, called </text:span></text:span><text:span text:style-name="Darktable_20_emphasis">golden section</text:span><text:span text:style-name="Darktable_20_emphasis"><text:span text:style-name="T3">.</text:span></text:span></text:p>
      <text:p text:style-name="P7"><draw:frame draw:style-name="fr7" draw:name="Frame9" text:anchor-type="paragraph" svg:width="71.44mm" draw:z-index="20"><draw:text-box fo:min-height="41.28mm"><text:p text:style-name="Darktable_20_caption"><draw:frame draw:style-name="fr15" draw:name="graphics14" text:anchor-type="paragraph" svg:x="0.04mm" svg:y="0.02mm" svg:width="71.44mm" style:rel-width="100%" svg:height="41.28mm" style:rel-height="scale" draw:z-index="21"><draw:image xlink:href="../images/270px-Golden_ratio_line.svg.png" xlink:type="simple" xlink:show="embed" xlink:actuate="onLoad" draw:filter-name="&lt;All formats&gt;"/></draw:frame>Figure <text:sequence text:ref-name="refFigure8" text:name="Figure" text:formula="ooow:Figure+1" style:num-format="1">2</text:sequence>: the golden section</text:p></draw:text-box></draw:frame>The <text:span text:style-name="T4">golden section </text:span>is a line segment divided according to the golden ratio: The total length <text:span text:style-name="T5">a + b</text:span> is to the length of the longer segment <text:span text:style-name="T5">a</text:span> as the length of <text:span text:style-name="T5">a</text:span> is to the length of the shorter segment <text:span text:style-name="T5">b</text:span>.</text:p>
      <text:p text:style-name="P5"><draw:frame draw:style-name="fr1" draw:name="Frame8" text:anchor-type="paragraph" svg:y="7.64mm" svg:width="106.05mm" draw:z-index="18"><draw:text-box fo:min-height="77.13mm"><text:p text:style-name="Darktable_20_caption"><draw:frame draw:style-name="fr15" draw:name="graphics13" text:anchor-type="paragraph" svg:x="0.04mm" svg:y="0.02mm" svg:width="105.82mm" svg:height="70.56mm" draw:z-index="19"><draw:image xlink:href="../images/goldensection.png" xlink:type="simple" xlink:show="embed" xlink:actuate="onLoad" draw:filter-name="&lt;All formats&gt;"/></draw:frame>Figure <text:sequence text:ref-name="refFigure7" text:name="Figure" text:formula="ooow:Figure+1" style:num-format="1">3</text:sequence>: Golden section rule</text:p></draw:text-box></draw:frame>Dividing the frame with golden lines with golden sections we obtain a grid like in <text:sequence-ref text:reference-format="category-and-value" text:ref-name="refFigure7">Figure 3</text:sequence-ref>.</text:p>
      <text:p text:style-name="Darktable_20_text"><text:soft-page-break/><text:span text:style-name="Darktable_20_emphasis"><text:span text:style-name="T3">Another rule used to place the main point of interest is </text:span></text:span>rule of <text:span text:style-name="Darktable_20_emphasis">dynamic symmetry</text:span>, illustrated in <text:sequence-ref text:reference-format="category-and-value" text:ref-name="refFigure1">Figure 4</text:sequence-ref>.</text:p>
      <text:p text:style-name="Darktable_20_text"><draw:frame draw:style-name="fr1" draw:name="Frame2" text:anchor-type="paragraph" svg:y="0.32mm" svg:width="106.84mm" draw:z-index="24"><draw:text-box fo:min-height="85.87mm"><text:p text:style-name="Darktable_20_caption"><draw:frame draw:style-name="fr13" draw:name="graphics3" text:anchor-type="paragraph" svg:y="0.02mm" svg:width="105.82mm" svg:height="79.36mm" draw:z-index="25"><draw:image xlink:href="../images/dynamicsymmetry.png" xlink:type="simple" xlink:show="embed" xlink:actuate="onLoad"/></draw:frame>Figure <text:sequence text:ref-name="refFigure1" text:name="Figure" text:formula="ooow:Figure+1" style:num-format="1">4</text:sequence>: Dynamic symmetry</text:p></draw:text-box></draw:frame>Differently from the above rules, the diagonal rule suggests to place the important element of the picture along a diagonal frame formed as illustrated in <text:sequence-ref text:reference-format="category-and-value" text:ref-name="refFigure9">Figure 5</text:sequence-ref>.</text:p>
      <text:p text:style-name="Darktable_20_text"><draw:frame draw:style-name="fr6" draw:name="Frame10" text:anchor-type="paragraph" svg:y="1.06mm" svg:width="105.82mm" draw:z-index="22"><draw:text-box fo:min-height="70.54mm"><text:p text:style-name="Darktable_20_caption"><draw:frame draw:style-name="fr15" draw:name="graphics15" text:anchor-type="paragraph" svg:x="0.04mm" svg:y="0.02mm" svg:width="105.82mm" style:rel-width="100%" svg:height="70.54mm" style:rel-height="scale" draw:z-index="23"><draw:image xlink:href="../images/diagonalrule.png" xlink:type="simple" xlink:show="embed" xlink:actuate="onLoad" draw:filter-name="&lt;All formats&gt;"/></draw:frame>Figure <text:sequence text:ref-name="refFigure9" text:name="Figure" text:formula="ooow:Figure+1" style:num-format="1">5</text:sequence>: diagonal rule</text:p></draw:text-box></draw:frame>Another interesting composition principle is the <text:span text:style-name="Darktable_20_emphasis">rule of odds</text:span><text:span text:style-name="Darktable_20_emphasis"><text:span text:style-name="T3">, which</text:span></text:span> states that by framing the object of interest in an artwork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artwork,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s it clear. Simplicity is one of the key principle in good photographs. <text:span text:style-name="T2">The simpler and more direct a picture is, the clearer and stronger is the resulting statement, making it easily </text:span><text:span text:style-name="T2">readable by a viewer.</text:span></text:p>
      <text:p text:style-name="P4"><text:soft-page-break/>For example, the starfish in is against a cluttered background, thus not immediately recognizable. The starfish in is instead against a neutral and cleaner background, making the subject of the picture immediately recognizable.</text:p>
      <text:p text:style-name="P4"><draw:frame draw:style-name="fr2" draw:name="Frame4" text:anchor-type="paragraph" svg:x="85.99mm" svg:y="1.11mm" svg:width="83.8mm" draw:z-index="5"><draw:text-box fo:min-height="46.13mm"><text:p text:style-name="Figure"><draw:frame draw:style-name="fr9" draw:name="graphics5" text:anchor-type="paragraph" svg:y="0mm" svg:width="55mm" svg:height="40.99mm" draw:z-index="6"><draw:image xlink:href="../images/starfish-good.jpg" xlink:type="simple" xlink:show="embed" xlink:actuate="onLoad"/></draw:frame>Figure <text:sequence text:ref-name="refFigure2" text:name="Figure" text:formula="ooow:Figure+1" style:num-format="1">7</text:sequence>: starfish against a neutral background</text:p></draw:text-box></draw:frame><draw:frame draw:style-name="fr3" draw:name="Frame3" text:anchor-type="paragraph" svg:x="0.21mm" svg:y="1.02mm" svg:width="85.8mm" draw:z-index="3"><draw:text-box fo:min-height="46.21mm"><text:p text:style-name="Figure"><draw:frame draw:style-name="fr10" draw:name="graphics4" text:anchor-type="paragraph" svg:width="55mm" svg:height="41.19mm" draw:z-index="4"><draw:image xlink:href="../images/starfish-bad.jpg" xlink:type="simple" xlink:show="embed" xlink:actuate="onLoad"/></draw:frame>Figure <text:sequence text:ref-name="refFigure3" text:name="Figure" text:formula="ooow:Figure+1" style:num-format="1">6</text:sequence>: starfish aginst a cluttered background</text:p></draw:text-box></draw:frame>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Only after considering all possibilities should you take the picture. Make sure there is nothing in the background to distract the viewer's attention from the main point of the picture and check that there is not any other object that can attract the viewer's attention instead of the intended object.</text:p>
      <text:p text:style-name="P4">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Balance</text:p>
      <text:p text:style-name="Darktable_20_text">Balance in composition is a matter of making the picture look harmonious. Each object in a scene has a <text:span text:style-name="Darktable_20_emphasis">weight</text:span> in comparison to all other elements so that the entire picture is balanced when each object has the proper weight in the frame. A key role in composition balance is played by symmetries and asymmetries.</text:p>
      <text:p text:style-name="P4"><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to use because the artist must plan the layout very carefully to ensure that it is still balanced. An unbalanced page or screen creates a feeling of tension, as if the page or screen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as follows: </text:p>
      <text:list xml:id="list1989404774" text:style-name="L1">
        <text:list-item>
          <text:p text:style-name="P8">An object far from the center of the picture seems to have more weight than one near the center. </text:p>
        </text:list-item>
        <text:list-item>
          <text:p text:style-name="P8">Objects in the upper part of a picture seem heavier than objects of the same size in the lower part of a picture. </text:p>
        </text:list-item>
        <text:list-item>
          <text:p text:style-name="P8">Isolation seems to increase the weight of an object. </text:p>
        </text:list-item>
        <text:list-item>
          <text:p text:style-name="P8">Intensely interesting objects seem to have more compositional weight. </text:p>
        </text:list-item>
        <text:list-item>
          <text:p text:style-name="P8">Regular shapes seem to have more weight than irregular shapes. </text:p>
        </text:list-item>
        <text:list-item>
          <text:p text:style-name="P8"><text:soft-page-break/>Elements on the right side of an asymmetrical picture appear to have more weight than elements of the same size on the left side of the picture. </text:p>
        </text:list-item>
        <text:list-item>
          <text:p text:style-name="P8">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pictorial balance, achieving balance in photographs becomes an easy process.</text:p>
      <text:p text:style-name="Darktable_20_heading_20_4">Shapes and lines</text:p>
      <text:p text:style-name="Darktable_20_text">Shapes and lines are important element in photographic composition that can be used by the photographer to create the desired effect.</text:p>
      <text:p text:style-name="Darktable_20_text">Shape and forms is usually the main means by which a viewer identifies objects inside a picture. Shapes are fundamentally two-dimensional while forms are the three-dimensional counterpart. Even if a picture is a two-dimensional representation of a scene, with the proper application of lights and shadows shapes can obtain a three-dimensions aspect that makes them pop up from the background. Placing a shape against a contrasting background and make them more interesting for example a red triangular tent against a snowy white backdrop. A great use of shapes are also silhouettes. The use of curved lines or circles and straight lines has a great ability to create tension in your picture.</text:p>
      <text:p text:style-name="P4">Lines can be effective elements of composition, because they give structure to your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4">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Darktable_20_text">A trick to add rhythm to a photo, is to look for layers of horizontal lines, for example layers of breaking surf. The rhythm can than become the focus or subject of the photo itself.</text:p>
      <text:p text:style-name="P4">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1">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o achieve a more balanced photo within the confines of the frame try to create a diagonal that starts just to one side of the corner and travels to the one side of the opposite corner. Curved <text:soft-page-break/>lines within your frame can also be representative of moods such as grace and dignity.</text:p>
      <text:p text:style-name="P4">Using lines and shapes takes some practice and it is often helpful to go back through previous images you have taken to see what has worked and what hasn’t worked. Have a look at horizontal lines, shapes, diagonal lines and vertical lines.</text:p>
      <text:p text:style-name="Darktable_20_heading_20_4">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positioning following one o the composition rules seen earlier and controlling carefully the deep of field so that the breaking pattern is at the maximum level of details.</text:p>
      <text:p text:style-name="Darktable_20_heading_20_4">Lighting</text:p>
      <text:p text:style-name="P4">Lighting can be used in composition to create areas of light and shadows so to give a photo a particular mood, to draw attention to an area, to modify or distort shape, or to bring out form and texture in the subject. Usually harsh and black shadows are not desirable in good photographs because too dark areas do not have details of interest. However, they can be very useful to balancing a scene or leading the attention of the viewer to the desired point of interest.</text:p>
      <text:p text:style-name="P4">Pay also attention to too lighted areas. White and bright attracts strongly human eyes and therefore can distract viewer's attention from the main point of interest.</text:p>
      <text:p text:style-name="Darktable_20_heading_20_4">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4" draw:name="Frame5" text:anchor-type="paragraph" svg:width="170mm" draw:z-index="7"><draw:text-box fo:min-height="70.34mm"><text:p text:style-name="Darktable_20_caption"><draw:frame draw:style-name="fr11" draw:name="graphics6" text:anchor-type="paragraph" svg:y="0mm" svg:width="60.01mm" svg:height="60.01mm" draw:z-index="8"><draw:image xlink:href="../images/framing.jpg" xlink:type="simple" xlink:show="embed" xlink:actuate="onLoad"/></draw:frame>Figure <text:sequence text:ref-name="refFigure4" text:name="Figure" text:formula="ooow:Figure+1" style:num-format="1">8</text:sequence>: the blue Sky and white sand acts as a frame of the main object, the wooden fence</text:p></draw:text-box></draw:frame><text:soft-page-break/>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Compositions should not look like a round peg shoved into a square hole.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P6">Mergers</text:p>
      <text:p text:style-name="P5">Mergers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we are used to distinguish between the subject of interest and the background (in particular in three-dimensional space). But a photograph is a two-dimensional partial representation of a real scene so that composition is essential to help the viewer to identify all elements in the scene.</text:p>
      <text:p text:style-name="P5"><draw:frame draw:style-name="fr5" draw:name="Frame6" text:anchor-type="paragraph" svg:width="99.71mm" draw:z-index="9"><draw:text-box fo:min-height="65.18mm"><text:p text:style-name="Figure"><draw:frame draw:style-name="fr12" draw:name="graphics7" text:anchor-type="paragraph" svg:width="60.01mm" svg:height="60.01mm" draw:z-index="10"><draw:image xlink:href="../images/merge1.jpg" xlink:type="simple" xlink:show="embed" xlink:actuate="onLoad"/></draw:frame>Figure <text:sequence text:ref-name="refFigure5" text:name="Figure" text:formula="ooow:Figure+1" style:num-format="1">9</text:sequence>: example of common merge to avoid in portraits</text:p></draw:text-box></draw:frame></text:p>
      <text:p text:style-name="P5"><text:soft-page-break/><text:sequence-ref text:reference-format="category-and-value" text:ref-name="refFigure5">Figure 9</text:sequence-ref> illustrates an example of this kind of merges. The vertical stick and the horizontal wood shelf coming out of the head of the person is an example of merge to avoid.</text:p>
      <text:p text:style-name="P5">Another type of merger to avoid is the border merger. This happens when people are cut in half or their heads or feet are trimmed. An example is illustrated in </text:p>
      <text:p text:style-name="P6"><draw:frame draw:style-name="fr6" draw:name="Frame7" text:anchor-type="paragraph" svg:y="-1.11mm" svg:width="72.11mm" draw:z-index="11"><draw:text-box fo:min-height="52.14mm"><text:p text:style-name="Figure"><draw:frame draw:style-name="fr13" draw:name="graphics8" text:anchor-type="paragraph" svg:y="0.02mm" svg:width="59.97mm" svg:height="45.17mm" draw:z-index="12"><draw:image xlink:href="../images/merge2.jpg" xlink:type="simple" xlink:show="embed" xlink:actuate="onLoad"/></draw:frame>Figure <text:sequence text:ref-name="refFigure6" text:name="Figure" text:formula="ooow:Figure+1" style:num-format="1">10</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2" table:style-name="Table2">
        <table:table-column table:style-name="Table2.A"/>
        <table:table-column table:style-name="Table2.B"/>
        <table:table-row>
          <table:table-cell table:style-name="Table2.A1" office:value-type="string">
            <text:p text:style-name="P2"><draw:frame draw:style-name="fr14" draw:name="graphics9" text:anchor-type="paragraph" svg:x="0mm" svg:y="3.99mm" svg:width="62.23mm" svg:height="46.67mm" draw:z-index="13"><draw:image xlink:href="../images/Too_much_headroom.png" xlink:type="simple" xlink:show="embed" xlink:actuate="onLoad"/></draw:frame></text:p>
          </table:table-cell>
          <table:table-cell table:style-name="Table2.B1" office:value-type="string">
            <text:p text:style-name="P2">Excessive amount of headroom, with the subject's nose centered in the frame (a common mistake).</text:p>
          </table:table-cell>
        </table:table-row>
        <table:table-row>
          <table:table-cell table:style-name="Table2.A2" office:value-type="string">
            <text:p text:style-name="P2"><draw:frame draw:style-name="fr14" draw:name="graphics10" text:anchor-type="paragraph" svg:x="0mm" svg:y="4.41mm" svg:width="62.23mm" svg:height="46.67mm" draw:z-index="14"><draw:image xlink:href="../images/Not_enough_headroom.png" xlink:type="simple" xlink:show="embed" xlink:actuate="onLoad"/></draw:frame></text:p>
          </table:table-cell>
          <table:table-cell table:style-name="Table2.B2" office:value-type="string">
            <text:p text:style-name="P2">A subtle lack of headroom with the subject's eyes only 28% of the way down from the top, not 33%.</text:p>
          </table:table-cell>
        </table:table-row>
        <text:soft-page-break/>
        <table:table-row>
          <table:table-cell table:style-name="Table2.A2" office:value-type="string">
            <text:p text:style-name="P2"><draw:frame draw:style-name="fr14" draw:name="graphics11" text:anchor-type="paragraph" svg:x="0mm" svg:y="4.18mm" svg:width="62.23mm" svg:height="46.67mm" draw:z-index="15"><draw:image xlink:href="../images/Correct_headroom.png" xlink:type="simple" xlink:show="embed" xlink:actuate="onLoad"/></draw:frame></text:p>
          </table:table-cell>
          <table:table-cell table:style-name="Table2.B2" office:value-type="string">
            <text:p text:style-name="P2">Good composition, with the subject's eyes one-third of the distance down from the top of the frame, following the rule of thirds.</text:p>
          </table:table-cell>
        </table:table-row>
        <table:table-row>
          <table:table-cell table:style-name="Table2.A2" office:value-type="string">
            <text:p text:style-name="P2"><draw:frame draw:style-name="fr14" draw:name="graphics12" text:anchor-type="paragraph" svg:x="0mm" svg:y="3.74mm" svg:width="62.23mm" svg:height="46.67mm" draw:z-index="16"><draw:image xlink:href="../images/Correct_headroom_with_zoom_grid.png" xlink:type="simple" xlink:show="embed" xlink:actuate="onLoad"/></draw:frame></text:p>
          </table:table-cell>
          <table:table-cell table:style-name="Table2.B2" office:value-type="string">
            <text:p text:style-name="P2">For moving images, the action of zooming in to fill the frame with the subject requires the simultaneous tilting up of the camera, shown by the red lines, to maintain the correct amount of headroom. Conversely, zooming out requires tilting down.</text:p>
          </table:table-cell>
        </table:table-row>
      </table:table>
      <text:p text:style-name="Darktable_20_text"/>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1DT3H48M17S</meta:editing-duration>
    <meta:editing-cycles>42</meta:editing-cycles>
    <meta:generator>LibreOffice/3.3$Linux LibreOffice_project/330m19$Build-202</meta:generator>
    <meta:initial-creator>Nicholas </meta:initial-creator>
    <dc:date>2011-05-15T12:46:10</dc:date>
    <dc:creator>Stefano Fornari</dc:creator>
    <meta:document-statistic meta:table-count="3" meta:image-count="16" meta:object-count="0" meta:page-count="10" meta:paragraph-count="94" meta:word-count="3938" meta:character-count="22835"/>
  </office:meta>
</office:document-meta>
</file>